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1e0577" officeooo:paragraph-rsid="001e057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officeooo:rsid="001e0577" officeooo:paragraph-rsid="001e057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e0577" officeooo:paragraph-rsid="001e0577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0577" officeooo:paragraph-rsid="001e0577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2396fe"/>
    </style:style>
    <style:style style:name="P6" style:family="paragraph" style:parent-style-name="Standard">
      <style:paragraph-properties fo:text-align="justify" style:justify-single-word="false"/>
      <style:text-properties fo:font-size="18pt" fo:font-weight="bold" officeooo:rsid="001e0577" officeooo:paragraph-rsid="001e0577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e0577" style:font-size-asian="18pt" style:font-weight-asian="bold" style:font-size-complex="18pt" style:font-weight-complex="bold"/>
    </style:style>
    <style:style style:name="T3" style:family="text">
      <style:text-properties officeooo:rsid="0021a79b"/>
    </style:style>
    <style:style style:name="T4" style:family="text">
      <style:text-properties fo:font-variant="normal" fo:text-transform="none" fo:color="#333333" style:font-name="Lato" fo:font-size="12pt" fo:letter-spacing="normal" fo:font-style="normal" fo:font-weight="bold"/>
    </style:style>
    <style:style style:name="T5" style:family="text">
      <style:text-properties fo:font-variant="normal" fo:text-transform="none" fo:color="#333333" style:font-name="Lato" fo:font-size="12pt" fo:letter-spacing="normal" fo:font-style="normal" fo:font-weight="bold" officeooo:rsid="002396fe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bold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bold" officeooo:rsid="002396fe"/>
    </style:style>
    <style:style style:name="T8" style:family="text">
      <style:text-properties fo:font-variant="normal" fo:text-transform="none" fo:color="#333333" style:font-name="Liberation Serif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333333" style:font-name="Liberation Serif" fo:letter-spacing="normal" fo:font-style="normal" fo:font-weight="bold" officeooo:rsid="002396fe" style:font-size-asian="14pt" style:font-size-complex="14pt"/>
    </style:style>
    <style:style style:name="T10" style:family="text">
      <style:text-properties fo:font-variant="normal" fo:text-transform="none" fo:color="#333333" style:font-name="Liberation Serif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33333" style:font-name="Liberation Serif" fo:letter-spacing="normal" fo:font-style="normal" fo:font-weight="bold" officeooo:rsid="002396fe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333333" style:font-name="Liberation Serif" fo:letter-spacing="normal" fo:font-style="normal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333333" style:font-name="Liberation Serif" fo:letter-spacing="normal" fo:font-style="normal" fo:font-weight="normal" officeooo:rsid="002396fe" style:font-size-asian="14pt" style:font-weight-asian="normal" style:font-size-complex="14pt" style:font-weight-complex="normal"/>
    </style:style>
    <style:style style:name="T14" style:family="text">
      <style:text-properties officeooo:rsid="001e0577" style:font-size-asian="14pt" style:font-size-complex="14pt"/>
    </style:style>
    <style:style style:name="T15" style:family="text">
      <style:text-properties officeooo:rsid="002396fe" style:font-size-asian="14pt" style:font-size-complex="14pt"/>
    </style:style>
    <style:style style:name="T16" style:family="text">
      <style:text-properties style:font-name="Liberation Serif" officeooo:rsid="001e0577" style:font-size-asian="14pt" style:font-size-complex="14pt"/>
    </style:style>
    <style:style style:name="T17" style:family="text">
      <style:text-properties style:font-name="Liberation Serif" officeooo:rsid="002396fe" style:font-size-asian="14pt" style:font-size-complex="14pt"/>
    </style:style>
    <style:style style:name="T18" style:family="text">
      <style:text-properties style:font-name="Liberation Serif" fo:font-weight="bold" officeooo:rsid="001e0577" style:font-size-asian="14pt" style:font-weight-asian="bold" style:font-size-complex="14pt" style:font-weight-complex="bold"/>
    </style:style>
    <style:style style:name="T19" style:family="text">
      <style:text-properties style:font-name="Liberation Serif" fo:font-weight="bold" officeooo:rsid="002396fe" style:font-size-asian="14pt" style:font-weight-asian="bold" style:font-size-complex="14pt" style:font-weight-complex="bold"/>
    </style:style>
    <style:style style:name="T20" style:family="text">
      <style:text-properties style:font-name="Liberation Serif" fo:font-weight="normal" officeooo:rsid="001e0577" style:font-size-asian="14pt" style:font-weight-asian="normal" style:font-size-complex="14pt" style:font-weight-complex="normal"/>
    </style:style>
    <style:style style:name="T21" style:family="text">
      <style:text-properties style:font-name="Liberation Serif" fo:font-weight="normal" officeooo:rsid="002396fe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GPF: MyCash</text:p>
      <text:p text:style-name="P3"/>
      <text:p text:style-name="P5"><text:span text:style-name="T2">- Metodología:</text:span><text:span text:style-name="T14"> </text:span><text:span text:style-name="T12">Dynamic System Development Method </text:span><text:span text:style-name="T13">(</text:span><text:span text:style-name="T20">DSDM</text:span><text:span text:style-name="T21">)</text:span><text:span text:style-name="T20">.</text:span></text:p>
      <text:p text:style-name="P1"><text:span text:style-name="T1">- Herramientas: </text:span>- Pycharm</text:p>
      <text:p text:style-name="P1"><text:s text:c="26"/>- Django (1.9)</text:p>
      <text:p text:style-name="P1"><text:s text:c="26"/>- Python (3.5)</text:p>
      <text:p text:style-name="P1"><text:s text:c="26"/>- Javascript (ECMA Script 2016)</text:p>
      <text:p text:style-name="P1"><text:s text:c="26"/>- CSS3 y HTML5</text:p>
      <text:p text:style-name="P2">- <text:span text:style-name="T3">Notas:</text:span></text:p>
      <text:p text:style-name="P1"><text:s text:c="26"/>- Estilo de código en Python: PEP-8 (PyCharm te ayuda en esto).</text:p>
      <text:p text:style-name="P1"><text:s text:c="26"/>- Códificar en inglés.</text:p>
      <text:p text:style-name="P1"><text:tab/><text:tab/> <text:s text:c="5"/>- <text:span text:style-name="T3">Documentación en español.</text:span></text:p>
      <text:p text:style-name="P1"/>
      <text:p text:style-name="P1"/>
      <text:p text:style-name="P2">Primera presentación (19 de Abril):</text:p>
      <text:p text:style-name="P1">- Plan de trabajo - diagrama de Gantt (Alonso).</text:p>
      <text:p text:style-name="P1">- Especialización de requisitos (<text:span text:style-name="T3">Alonso</text:span>).</text:p>
      <text:p text:style-name="P1">- Casos de uso (David).</text:p>
      <text:p text:style-name="P1">- Especificación de casos de uso (<text:span text:style-name="T3">David</text:span>).</text:p>
      <text:p text:style-name="P1">- Arquitectura (Alonso).</text:p>
      <text:p text:style-name="P1">- Planificación de almacenamiento (<text:span text:style-name="T3">Percy</text:span>).</text:p>
      <text:p text:style-name="P1">- Codigo: Documentación (Percy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28:05.264203257</meta:creation-date>
    <dc:date>2018-04-17T02:33:19.846166046</dc:date>
    <meta:editing-duration>PT19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93" meta:character-count="735" meta:non-whitespace-character-count="497"/>
  </office:meta>
</office:document-meta>
</file>